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c95e3" officeooo:paragraph-rsid="001c95e3"/>
    </style:style>
    <style:style style:name="P2" style:family="paragraph" style:parent-style-name="Heading_20_2">
      <style:text-properties officeooo:paragraph-rsid="001c95e3"/>
    </style:style>
    <style:style style:name="P3" style:family="paragraph" style:parent-style-name="Heading_20_3">
      <style:text-properties officeooo:rsid="001cb8aa" officeooo:paragraph-rsid="001cb8aa"/>
    </style:style>
    <style:style style:name="P4" style:family="paragraph" style:parent-style-name="Heading_20_4">
      <style:text-properties officeooo:rsid="001cb8aa" officeooo:paragraph-rsid="001cb8aa"/>
    </style:style>
    <style:style style:name="P5" style:family="paragraph" style:parent-style-name="Horizontal_20_Line">
      <style:text-properties officeooo:paragraph-rsid="001c95e3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text-properties fo:font-size="6pt" officeooo:rsid="001c95e3" officeooo:paragraph-rsid="001c95e3" style:font-size-asian="6pt" style:font-size-complex="6pt"/>
    </style:style>
    <style:style style:name="P8" style:family="paragraph" style:parent-style-name="Text_20_body">
      <style:text-properties officeooo:rsid="001c95e3" officeooo:paragraph-rsid="001c95e3"/>
    </style:style>
    <style:style style:name="T1" style:family="text">
      <style:text-properties officeooo:rsid="001c95e3"/>
    </style:style>
    <style:style style:name="T2" style:family="text">
      <style:text-properties officeooo:rsid="001cb8aa"/>
    </style:style>
    <style:style style:name="T3" style:family="text">
      <style:text-properties style:text-position="super 58%" officeooo:rsid="001cb8aa"/>
    </style:style>
    <style:style style:name="T4" style:family="text">
      <style:text-properties style:text-position="sub 58%" officeooo:rsid="001cb8aa"/>
    </style:style>
    <style:style style:name="T5" style:family="text">
      <style:text-properties style:text-position="sub 58%" style:text-underline-style="solid" style:text-underline-width="auto" style:text-underline-color="font-color" officeooo:rsid="001cb8aa"/>
    </style:style>
    <style:style style:name="T6" style:family="text">
      <style:text-properties style:text-position="sub 58%" fo:font-style="italic" style:text-underline-style="solid" style:text-underline-width="auto" style:text-underline-color="font-color" officeooo:rsid="001cb8aa" style:font-style-asian="italic" style:font-style-complex="italic"/>
    </style:style>
    <style:style style:name="T7" style:family="text">
      <style:text-properties style:text-position="sub 58%" fo:font-style="italic" style:text-underline-style="solid" style:text-underline-width="auto" style:text-underline-color="font-color" fo:font-weight="bold" officeooo:rsid="001cb8aa" style:font-style-asian="italic" style:font-weight-asian="bold" style:font-style-complex="italic" style:font-weight-complex="bold"/>
    </style:style>
    <style:style style:name="T8" style:family="text">
      <style:text-properties style:text-line-through-style="solid" style:text-line-through-type="single" style:text-position="sub 58%" fo:font-style="italic" style:text-underline-style="solid" style:text-underline-width="auto" style:text-underline-color="font-color" fo:font-weight="bold" officeooo:rsid="001cb8aa" style:font-style-asian="italic" style:font-weight-asian="bold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llo from ProtonDrive</text:h>
      <text:h text:style-name="P2" text:outline-level="2"><text:span text:style-name="T1">Heading 2</text:span></text:h>
      <text:p text:style-name="P8">Lorem Ipsum</text:p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7">Big empty tabl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J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J2" office:value-type="string">
            <text:p text:style-name="P6"/>
          </table:table-cell>
        </table:table-row>
      </table:table>
      <text:p text:style-name="P5"/>
      <text:h text:style-name="P3" text:outline-level="3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Heading 3</text:h>
      <text:h text:style-name="P4" text:outline-level="4">Heading 4</text:h>
      <text:h text:style-name="Heading_20_5" text:outline-level="5">Heading 5</text:h>
      <text:h text:style-name="Heading_20_5" text:outline-level="5">Heading 6</text:h>
      <text:p text:style-name="Text_20_body">Ж﷼ßæ你好 こんにちは 안녕하세요नमस्कारمرحبًاสวัสดีγεια σας 🌐 <text:span text:style-name="T2">Hello World!</text:span><text:span text:style-name="T3">print</text:span><text:span text:style-name="T4">print</text:span><text:span text:style-name="T3">PRINT</text:span><text:span text:style-name="T4">PRINT</text:span><text:span text:style-name="T5">F</text:span><text:span text:style-name="T6">F</text:span><text:span text:style-name="T7">F</text:span><text:span text:style-name="T8">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7:28:05.028029612</meta:creation-date>
    <dc:date>2022-04-11T18:43:29.369584520</dc:date>
    <meta:editing-duration>PT5M14S</meta:editing-duration>
    <meta:editing-cycles>1</meta:editing-cycles>
    <meta:document-statistic meta:table-count="1" meta:image-count="0" meta:object-count="1" meta:page-count="1" meta:paragraph-count="9" meta:word-count="41" meta:character-count="171" meta:non-whitespace-character-count="155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ooo:coordinate-region svg:x="0.94cm" svg:y="0.379cm" svg:width="12.52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